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a7d" officeooo:paragraph-rsid="000b2a7d"/>
    </style:style>
    <style:style style:name="P2" style:family="paragraph" style:parent-style-name="Standard">
      <style:paragraph-properties fo:text-align="start" style:justify-single-word="false"/>
      <style:text-properties officeooo:rsid="000b2a7d" officeooo:paragraph-rsid="000b2a7d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b2a7d" officeooo:paragraph-rsid="000b2a7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b2a7d"/>
    </style:style>
    <style:style style:name="P5" style:family="paragraph" style:parent-style-name="Standard">
      <style:paragraph-properties fo:text-align="start" style:justify-single-word="false"/>
      <style:text-properties officeooo:rsid="000c4136" officeooo:paragraph-rsid="000c4136"/>
    </style:style>
    <style:style style:name="T1" style:family="text">
      <style:text-properties officeooo:rsid="000b2a7d"/>
    </style:style>
    <style:style style:name="T2" style:family="text">
      <style:text-properties officeooo:rsid="000c41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Form restaurantes</text:p>
      <text:p text:style-name="P2"/>
      <text:p text:style-name="P2"/>
      <text:p text:style-name="P2">Linguagem: C#</text:p>
      <text:p text:style-name="P2">BD: SQLite</text:p>
      <text:p text:style-name="P2"/>
      <text:p text:style-name="P2">Criação da Api com os dados:</text:p>
      <text:list xml:id="list3696289729" text:style-name="L2">
        <text:list-item>
          <text:p text:style-name="P3">Cardápio</text:p>
          <text:p text:style-name="P3">Domingo : Feijoada</text:p>
          <text:p text:style-name="P3">Segunda-feira : <text:span text:style-name="T2">cuscuz carne seca</text:span></text:p>
          <text:p text:style-name="P3">Terça-feira : <text:span text:style-name="T2">parmegiana</text:span></text:p>
          <text:p text:style-name="P3">Quarta-feira : Feijoada</text:p>
          <text:p text:style-name="P3">Quinta-feira : <text:span text:style-name="T2">Moqueca de cação</text:span></text:p>
          <text:p text:style-name="P3">Sexta-feira : Manjubinha</text:p>
          <text:p text:style-name="P3">Sábado : Baião de dois</text:p>
        </text:list-item>
      </text:list>
      <text:p text:style-name="P2"/>
      <text:p text:style-name="P5">Bebidas: Carqueiro, Aroeira, Umburana, jatoba, quebra facao</text:p>
      <text:p text:style-name="P5">agua (gás, tônica, sem)</text:p>
      <text:p text:style-name="P5">refrigerantes (coca, fanta, guaraná)</text:p>
      <text:p text:style-name="P5">sucos (maracujá, abacaxi, limão, laranja e morango)</text:p>
      <text:p text:style-name="P5"/>
      <text:p text:style-name="P5"/>
      <text:p text:style-name="P2">Aplicação Back-end para acessar api:</text:p>
      <text:p text:style-name="P2"/>
      <text:list xml:id="list3992081960" text:style-name="L1">
        <text:list-item>
          <text:p text:style-name="P4"><text:span text:style-name="T1">CRUD</text:span></text:p>
        </text:list-item>
      </text:list>
      <text:p text:style-name="P2"/>
      <text:p text:style-name="P2">Aplicação Front-End (Windows Form)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2:55:30.451413670</meta:creation-date>
    <dc:date>2024-03-08T16:24:22.232078328</dc:date>
    <meta:editing-duration>PT3H7M11S</meta:editing-duration>
    <meta:editing-cycles>1</meta:editing-cycles>
    <meta:document-statistic meta:table-count="0" meta:image-count="0" meta:object-count="0" meta:page-count="1" meta:paragraph-count="19" meta:word-count="82" meta:character-count="512" meta:non-whitespace-character-count="458"/>
    <meta:generator>LibreOffice/6.4.7.2$Linux_X86_64 LibreOffice_project/40$Build-2</meta:generator>
  </office:meta>
</office:document-meta>
</file>